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5.296cm" fo:min-width="6.646cm" fo:padding-top="0.151cm" fo:padding-bottom="0.151cm" fo:padding-left="0.276cm" fo:padding-right="0.276cm" loext:decorative="fals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5.896cm" fo:min-width="6.646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3465a4"/>
      <style:paragraph-properties fo:text-align="center"/>
      <style:text-properties fo:color="#000000" loext:opacity="100%" fo:font-size="18pt" style:font-size-asian="18pt" style:font-size-complex="18pt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8.89cm" draw:transform="rotate (1.5707963267949) translate (3.81cm 12.7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1.43cm" svg:height="9.842cm" draw:transform="rotate (-1.5707963267949) translate (22.542cm 1.27cm)">
          <text:p/>
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317cm" svg:height="0.317cm" svg:x="5.71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17cm" svg:height="0.317cm" svg:x="9.20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17cm" svg:height="0.317cm" svg:x="6.66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17cm" svg:height="0.317cm" svg:x="15.24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17cm" svg:height="0.317cm" svg:x="20.95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17cm" svg:height="0.317cm" svg:x="14.605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17cm" svg:height="0.317cm" svg:x="19.367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25cm" svg:height="0.962cm" svg:x="14.287cm" svg:y="5.08cm">
          <draw:text-box>
            <text:p>B</text:p>
          </draw:text-box>
        </draw:frame>
        <draw:frame draw:style-name="gr5" draw:text-style-name="P5" draw:layer="layout" svg:width="0.959cm" svg:height="0.962cm" svg:x="19.996cm" svg:y="6.023cm">
          <draw:text-box>
            <text:p>C</text:p>
          </draw:text-box>
        </draw:frame>
        <draw:frame draw:style-name="gr5" draw:text-style-name="P7" draw:layer="layout" svg:width="0.925cm" svg:height="0.962cm" svg:x="13.68cm" svg:y="8.89cm">
          <draw:text-box>
            <text:p text:style-name="P6">E</text:p>
          </draw:text-box>
        </draw:frame>
        <draw:frame draw:style-name="gr5" draw:text-style-name="P5" draw:layer="layout" svg:width="0.925cm" svg:height="0.962cm" svg:x="6.032cm" svg:y="4.127cm">
          <draw:text-box>
            <text:p>A</text:p>
          </draw:text-box>
        </draw:frame>
        <draw:frame draw:style-name="gr5" draw:text-style-name="P5" draw:layer="layout" svg:width="0.959cm" svg:height="0.962cm" svg:x="9.525cm" svg:y="6.667cm">
          <draw:text-box>
            <text:p>D</text:p>
          </draw:text-box>
        </draw:frame>
        <draw:frame draw:style-name="gr6" draw:text-style-name="P5" draw:layer="layout" svg:width="0.887cm" svg:height="0.962cm" svg:x="6.985cm" svg:y="8.572cm">
          <draw:text-box>
            <text:p>F</text:p>
          </draw:text-box>
        </draw:frame>
        <draw:frame draw:style-name="gr5" draw:text-style-name="P5" draw:layer="layout" svg:width="0.993cm" svg:height="0.962cm" svg:x="18.374cm" svg:y="8.89cm">
          <draw:text-box>
            <text:p>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1T23:58:36.242000000</meta:creation-date>
    <dc:date>2024-04-02T00:10:53.304000000</dc:date>
    <meta:editing-duration>PT5M6S</meta:editing-duration>
    <meta:editing-cycles>2</meta:editing-cycles>
    <meta:generator>LibreOffice/24.2.2.2$Windows_X86_64 LibreOffice_project/d56cc158d8a96260b836f100ef4b4ef25d6f1a01</meta:generator>
    <meta:document-statistic meta:object-count="16"/>
  </office:meta>
</office:document-meta>
</file>